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NF 6440 - process. 10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1-19" calcext:value-type="date">
            <text:p>19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NF 6449 - process. 1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NF 6458 - process. 1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7]-[.F7]" office:value-type="float" office:value="530" calcext:value-type="float">
            <text:p>53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7])" office:value-type="float" office:value="530" calcext:value-type="float">
            <text:p>53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1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7:32.6942978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7:32.695993527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05">00/00/0000</text:date><text:s/>- <text:time style:data-style-name="N2" text:time-value="16:17:32.698260432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6-01-05T16:17:47.285719518</dc:date>
    <meta:print-date>2020-01-06T16:38:44.221000000</meta:print-date>
    <dc:language>pt-PT</dc:language>
    <meta:editing-cycles>537</meta:editing-cycles>
    <meta:editing-duration>PT6H25M32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